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oors law: transistor density would double every two years.</text:p>
      <text:p text:style-name="Standard">Why it doesn't work now: </text:p>
      <text:p text:style-name="Standard">1 - transistors consume power when they switch</text:p>
      <text:p text:style-name="Standard">2 - increasing transistors density leads to increase power consumption (smaller </text:p>
      <text:p text:style-name="Standard">transistors use less power, but density scaling is much faster)</text:p>
      <text:p text:style-name="Standard">3 - high power leads to high temperature</text:p>
      <text:p text:style-name="Standard">4 - power consumption depends on voltage in square, we can decrease power</text:p>
      <text:p text:style-name="Standard">consumption by decreasing V, but we can't do it too low, V must stay above</text:p>
      <text:p text:style-name="Standard">threshold voltage</text:p>
      <text:p text:style-name="Standard">5 - noise problem occur, noise becomes bigger then voltage swing and you get errors</text:p>
      <text:p text:style-name="Standard">6 - leakage power, transistor consume power not only when switching</text:p>
      <text:p text:style-name="Standard">So if we'll increase density we'll melt process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1:42:20.349347577</meta:creation-date>
    <dc:date>2019-10-17T21:42:55.732337115</dc:date>
    <meta:editing-duration>PT36S</meta:editing-duration>
    <meta:editing-cycles>1</meta:editing-cycles>
    <meta:document-statistic meta:table-count="0" meta:image-count="0" meta:object-count="0" meta:page-count="1" meta:paragraph-count="12" meta:word-count="115" meta:character-count="676" meta:non-whitespace-character-count="571"/>
    <meta:generator>LibreOffice/6.2.6.2$Linux_X86_64 LibreOffice_project/20$Build-2</meta:generator>
  </office:meta>
</office:document-meta>
</file>